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rial3" svg:font-family="Arial" style:font-family-generic="swiss"/>
    <style:font-face style:name="FreeSans1" svg:font-family="FreeSans" style:font-family-generic="swiss"/>
    <style:font-face style:name="MS Gothic" svg:font-family="'MS Gothic'" style:font-family-generic="swiss"/>
    <style:font-face style:name="Arial2" svg:font-family="Arial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5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center" style:justify-single-word="false"/>
      <style:text-properties fo:language="pt" fo:country="BR"/>
    </style:style>
    <style:style style:name="P3" style:family="paragraph" style:parent-style-name="Standard">
      <style:paragraph-properties fo:margin-top="0cm" fo:margin-bottom="0cm" style:contextual-spacing="false" fo:hyphenation-ladder-count="no-limit"/>
      <style:text-properties fo:language="pt" fo:country="BR" fo:hyphenate="true" fo:hyphenation-remain-char-count="2" fo:hyphenation-push-char-count="2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fo:language="pt" fo:country="BR" officeooo:rsid="002d0e90" officeooo:paragraph-rsid="002d0e90"/>
    </style:style>
    <style:style style:name="P6" style:family="paragraph" style:parent-style-name="Standard">
      <style:text-properties fo:language="pt" fo:country="BR" officeooo:rsid="002d0e90" officeooo:paragraph-rsid="002ddabf"/>
    </style:style>
    <style:style style:name="P7" style:family="paragraph" style:parent-style-name="Standard">
      <style:text-properties fo:language="pt" fo:country="BR" officeooo:rsid="002ddabf" officeooo:paragraph-rsid="002ddabf"/>
    </style:style>
    <style:style style:name="P8" style:family="paragraph" style:parent-style-name="Standard">
      <style:text-properties fo:language="pt" fo:country="BR" officeooo:rsid="003c7c9a" officeooo:paragraph-rsid="003c7c9a"/>
    </style:style>
    <style:style style:name="P9" style:family="paragraph" style:parent-style-name="Standard">
      <style:text-properties fo:language="pt" fo:country="BR" officeooo:rsid="00348482" officeooo:paragraph-rsid="00348482"/>
    </style:style>
    <style:style style:name="P10" style:family="paragraph" style:parent-style-name="Standard">
      <style:text-properties fo:language="pt" fo:country="BR" officeooo:rsid="0039bb43" officeooo:paragraph-rsid="0039bb43"/>
    </style:style>
    <style:style style:name="P11" style:family="paragraph" style:parent-style-name="Standard">
      <style:paragraph-properties fo:text-align="center" style:justify-single-word="false"/>
      <style:text-properties fo:language="pt" fo:country="BR" officeooo:paragraph-rsid="00663a13"/>
    </style:style>
    <style:style style:name="P12" style:family="paragraph" style:parent-style-name="Standard">
      <style:paragraph-properties fo:text-align="center" style:justify-single-word="false"/>
      <style:text-properties fo:language="pt" fo:country="BR" officeooo:paragraph-rsid="00668018"/>
    </style:style>
    <style:style style:name="P13" style:family="paragraph" style:parent-style-name="Standard">
      <style:text-properties fo:font-size="12pt" fo:language="pt" fo:country="BR" style:font-size-asian="12pt"/>
    </style:style>
    <style:style style:name="P14" style:family="paragraph" style:parent-style-name="Standard">
      <style:text-properties fo:font-size="12pt" fo:language="pt" fo:country="BR" officeooo:rsid="00391aed" officeooo:paragraph-rsid="00391aed" style:font-size-asian="12pt"/>
    </style:style>
    <style:style style:name="P15" style:family="paragraph" style:parent-style-name="Standard">
      <style:text-properties fo:font-size="12pt" fo:language="pt" fo:country="BR" officeooo:rsid="00658f67" officeooo:paragraph-rsid="00658f67" style:font-size-asian="12pt"/>
    </style:style>
    <style:style style:name="P16" style:family="paragraph" style:parent-style-name="Standard">
      <style:paragraph-properties fo:margin-left="1.134cm" fo:margin-right="0cm" fo:text-indent="0cm" style:auto-text-indent="false"/>
      <style:text-properties fo:font-size="12pt" fo:language="pt" fo:country="BR" style:font-size-asian="12pt"/>
    </style:style>
    <style:style style:name="P17" style:family="paragraph" style:parent-style-name="Heading_20_1">
      <style:text-properties fo:language="pt" fo:country="BR"/>
    </style:style>
    <style:style style:name="P18" style:family="paragraph" style:parent-style-name="Obstacle">
      <style:paragraph-properties fo:text-align="center" style:justify-single-word="false" fo:break-before="page"/>
      <style:text-properties fo:language="pt" fo:country="BR" fo:font-weight="bold" officeooo:rsid="00663a13" officeooo:paragraph-rsid="00663a13" style:font-weight-asian="bold"/>
    </style:style>
    <style:style style:name="P19" style:family="paragraph" style:parent-style-name="Obstacle">
      <style:paragraph-properties fo:text-align="center" style:justify-single-word="false" fo:break-before="page"/>
      <style:text-properties fo:language="pt" fo:country="BR" fo:font-weight="bold" officeooo:rsid="00663a13" officeooo:paragraph-rsid="00668018" style:font-weight-asian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Obstacle">
      <style:text-properties fo:language="pt" fo:country="BR"/>
    </style:style>
    <style:style style:name="P22" style:family="paragraph" style:parent-style-name="Obstacle">
      <style:text-properties fo:language="pt" fo:country="BR" officeooo:paragraph-rsid="00663a13"/>
    </style:style>
    <style:style style:name="P23" style:family="paragraph" style:parent-style-name="Obstacle">
      <style:text-properties fo:language="pt" fo:country="BR" officeooo:paragraph-rsid="00668018"/>
    </style:style>
    <style:style style:name="P24" style:family="paragraph" style:parent-style-name="Footnote">
      <style:text-properties fo:language="pt" fo:country="BR"/>
    </style:style>
    <style:style style:name="P25" style:family="paragraph" style:parent-style-name="Footnote">
      <style:text-properties fo:font-size="9pt" fo:language="pt" fo:country="BR" style:font-size-asian="9pt" style:font-size-complex="9pt"/>
    </style:style>
    <style:style style:name="P26" style:family="paragraph" style:parent-style-name="Standard">
      <style:paragraph-properties fo:text-align="center" style:justify-single-word="false"/>
      <style:text-properties fo:language="pt" fo:country="BR" fo:font-weight="bold" officeooo:rsid="00663a13" officeooo:paragraph-rsid="00663a13" style:font-weight-asian="bold"/>
    </style:style>
    <style:style style:name="P27" style:family="paragraph" style:parent-style-name="Standard">
      <style:paragraph-properties fo:text-align="center" style:justify-single-word="false"/>
      <style:text-properties fo:language="pt" fo:country="BR" fo:font-weight="bold" officeooo:rsid="00663a13" officeooo:paragraph-rsid="00668018" style:font-weight-asian="bold"/>
    </style:style>
    <style:style style:name="P28" style:family="paragraph" style:parent-style-name="Heading_20_1">
      <style:paragraph-properties fo:text-align="center" style:justify-single-word="false" fo:break-before="page"/>
      <style:text-properties fo:font-size="18pt" fo:language="pt" fo:country="BR" officeooo:rsid="00656d2d" officeooo:paragraph-rsid="00656d2d" style:font-size-asian="18pt" style:font-size-complex="18pt"/>
    </style:style>
    <style:style style:name="P29" style:family="paragraph" style:parent-style-name="List_20_Paragraph" style:list-style-name="WWNum7">
      <style:text-properties fo:language="pt" fo:country="BR"/>
    </style:style>
    <style:style style:name="P30" style:family="paragraph" style:parent-style-name="List_20_Paragraph" style:list-style-name="WWNum7">
      <style:text-properties fo:language="pt" fo:country="BR" officeooo:paragraph-rsid="0041b706"/>
    </style:style>
    <style:style style:name="P31" style:family="paragraph" style:parent-style-name="List_20_Paragraph" style:list-style-name="WWNum7">
      <style:text-properties fo:language="pt" fo:country="BR" officeooo:rsid="002eb798" officeooo:paragraph-rsid="002eb798"/>
    </style:style>
    <style:style style:name="P32" style:family="paragraph" style:parent-style-name="List_20_Paragraph" style:list-style-name="WWNum7">
      <style:paragraph-properties fo:line-height="100%"/>
      <style:text-properties fo:language="pt" fo:country="BR" officeooo:rsid="002eb798" officeooo:paragraph-rsid="002eb798"/>
    </style:style>
    <style:style style:name="P33" style:family="paragraph" style:parent-style-name="List_20_Paragraph" style:list-style-name="WWNum7">
      <style:paragraph-properties fo:line-height="100%"/>
      <style:text-properties fo:language="pt" fo:country="BR" officeooo:rsid="002fe59e" officeooo:paragraph-rsid="002fe59e"/>
    </style:style>
    <style:style style:name="P34" style:family="paragraph" style:parent-style-name="List_20_Paragraph" style:list-style-name="WWNum7">
      <style:paragraph-properties fo:line-height="100%"/>
      <style:text-properties fo:language="pt" fo:country="BR" officeooo:rsid="00320598" officeooo:paragraph-rsid="00320598"/>
    </style:style>
    <style:style style:name="P35" style:family="paragraph" style:parent-style-name="List_20_Paragraph" style:list-style-name="WWNum7">
      <style:paragraph-properties fo:line-height="100%"/>
      <style:text-properties fo:language="pt" fo:country="BR"/>
    </style:style>
    <style:style style:name="P36" style:family="paragraph" style:parent-style-name="List_20_Paragraph" style:list-style-name="WWNum7">
      <style:paragraph-properties fo:line-height="100%"/>
      <style:text-properties fo:language="pt" fo:country="BR" officeooo:paragraph-rsid="00529b56"/>
    </style:style>
    <style:style style:name="P37" style:family="paragraph" style:parent-style-name="List_20_Paragraph" style:list-style-name="WWNum7">
      <style:paragraph-properties fo:line-height="100%"/>
      <style:text-properties fo:language="pt" fo:country="BR" officeooo:paragraph-rsid="00320598"/>
    </style:style>
    <style:style style:name="P38" style:family="paragraph" style:parent-style-name="List_20_Paragraph" style:list-style-name="WWNum5">
      <style:text-properties fo:language="pt" fo:country="BR" officeooo:paragraph-rsid="00348482"/>
    </style:style>
    <style:style style:name="P39" style:family="paragraph" style:parent-style-name="List_20_Paragraph" style:list-style-name="WWNum9">
      <style:text-properties fo:language="pt" fo:country="BR"/>
    </style:style>
    <style:style style:name="P40" style:family="paragraph" style:parent-style-name="List_20_Paragraph" style:list-style-name="WWNum9">
      <style:text-properties fo:language="pt" fo:country="BR" officeooo:rsid="0035e902" officeooo:paragraph-rsid="0035e902"/>
    </style:style>
    <style:style style:name="P41" style:family="paragraph" style:parent-style-name="List_20_Paragraph" style:list-style-name="WWNum9">
      <style:text-properties fo:language="pt" fo:country="BR" fo:font-style="italic" officeooo:rsid="0035e902" officeooo:paragraph-rsid="0035e902" style:font-style-asian="italic" style:font-style-complex="italic"/>
    </style:style>
    <style:style style:name="P42" style:family="paragraph" style:parent-style-name="List_20_Paragraph" style:list-style-name="WWNum9">
      <style:text-properties fo:language="pt" fo:country="BR" fo:font-style="normal" officeooo:rsid="0035e902" officeooo:paragraph-rsid="0035e902" style:font-style-asian="normal" style:font-style-complex="normal"/>
    </style:style>
    <style:style style:name="P43" style:family="paragraph" style:parent-style-name="List_20_Paragraph" style:list-style-name="WWNum4">
      <style:text-properties fo:language="pt" fo:country="BR" officeooo:rsid="003741b7" officeooo:paragraph-rsid="003741b7"/>
    </style:style>
    <style:style style:name="P44" style:family="paragraph" style:parent-style-name="List_20_Paragraph" style:list-style-name="WWNum4">
      <style:text-properties fo:language="pt" fo:country="BR" officeooo:rsid="003741b7" officeooo:paragraph-rsid="0041b706"/>
    </style:style>
    <style:style style:name="P45" style:family="paragraph" style:parent-style-name="List_20_Paragraph" style:list-style-name="WWNum4">
      <style:text-properties fo:language="pt" fo:country="BR"/>
    </style:style>
    <style:style style:name="P46" style:family="paragraph" style:parent-style-name="List_20_Paragraph" style:list-style-name="WWNum4">
      <style:text-properties fo:language="pt" fo:country="BR" officeooo:paragraph-rsid="0041b706"/>
    </style:style>
    <style:style style:name="P47" style:family="paragraph" style:parent-style-name="List_20_Paragraph" style:list-style-name="WWNum3">
      <style:text-properties fo:language="pt" fo:country="BR" officeooo:rsid="00395226" officeooo:paragraph-rsid="0041b706"/>
    </style:style>
    <style:style style:name="P48" style:family="paragraph" style:parent-style-name="List_20_Paragraph" style:list-style-name="WWNum3">
      <style:text-properties fo:language="pt" fo:country="BR" officeooo:rsid="00395226" officeooo:paragraph-rsid="00395226"/>
    </style:style>
    <style:style style:name="P49" style:family="paragraph" style:parent-style-name="List_20_Paragraph" style:list-style-name="WWNum3">
      <style:text-properties fo:language="pt" fo:country="BR" officeooo:rsid="00395226" officeooo:paragraph-rsid="00432338"/>
    </style:style>
    <style:style style:name="P50" style:family="paragraph" style:parent-style-name="List_20_Paragraph" style:list-style-name="WWNum3">
      <style:text-properties fo:language="pt" fo:country="BR"/>
    </style:style>
    <style:style style:name="P51" style:family="paragraph" style:parent-style-name="List_20_Paragraph" style:list-style-name="WWNum5">
      <style:paragraph-properties fo:margin-left="0.635cm" fo:margin-right="0cm" fo:text-indent="-0.635cm" style:auto-text-indent="false"/>
      <style:text-properties fo:language="pt" fo:country="BR" officeooo:rsid="0035e902" officeooo:paragraph-rsid="0035e902"/>
    </style:style>
    <style:style style:name="P52" style:family="paragraph" style:parent-style-name="List_20_Paragraph" style:list-style-name="WWNum5" style:master-page-name="">
      <style:paragraph-properties fo:margin-left="0.6cm" fo:margin-right="0cm" fo:margin-top="0cm" fo:margin-bottom="0.25cm" style:contextual-spacing="true" fo:text-align="start" style:justify-single-word="false" fo:orphans="2" fo:widows="2" fo:hyphenation-ladder-count="no-limit" fo:text-indent="-0.6cm" style:auto-text-indent="false" style:page-number="auto" style:writing-mode="lr-tb"/>
      <style:text-properties fo:language="pt" fo:country="BR" officeooo:paragraph-rsid="001f8f1a" fo:hyphenate="false" fo:hyphenation-remain-char-count="2" fo:hyphenation-push-char-count="2"/>
    </style:style>
    <style:style style:name="P53" style:family="paragraph" style:parent-style-name="List_20_Paragraph" style:list-style-name="WWNum5">
      <style:paragraph-properties fo:margin-left="0.6cm" fo:margin-right="0cm" fo:margin-top="0cm" fo:margin-bottom="0.25cm" style:contextual-spacing="true" fo:text-align="start" style:justify-single-word="false" fo:orphans="2" fo:widows="2" fo:hyphenation-ladder-count="no-limit" fo:text-indent="-0.6cm" style:auto-text-indent="false" style:writing-mode="lr-tb"/>
      <style:text-properties fo:language="pt" fo:country="BR" officeooo:rsid="0036f113" officeooo:paragraph-rsid="0036f113" fo:hyphenate="false" fo:hyphenation-remain-char-count="2" fo:hyphenation-push-char-count="2"/>
    </style:style>
    <style:style style:name="P54" style:family="paragraph" style:parent-style-name="List_20_Paragraph" style:list-style-name="WWNum5">
      <style:paragraph-properties fo:margin-left="0.6cm" fo:margin-right="0cm" fo:margin-top="0cm" fo:margin-bottom="0.25cm" style:contextual-spacing="true" fo:text-align="start" style:justify-single-word="false" fo:orphans="2" fo:widows="2" fo:hyphenation-ladder-count="no-limit" fo:text-indent="-0.6cm" style:auto-text-indent="false" style:writing-mode="lr-tb"/>
      <style:text-properties fo:language="pt" fo:country="BR" fo:font-style="normal" officeooo:rsid="0036f113" officeooo:paragraph-rsid="0036f113" style:font-style-asian="normal" style:font-style-complex="normal" fo:hyphenate="false" fo:hyphenation-remain-char-count="2" fo:hyphenation-push-char-count="2"/>
    </style:style>
    <style:style style:name="P55" style:family="paragraph" style:parent-style-name="List_20_Paragraph" style:list-style-name="WWNum5">
      <style:paragraph-properties fo:margin-left="0.6cm" fo:margin-right="0cm" fo:margin-top="0cm" fo:margin-bottom="0.25cm" style:contextual-spacing="true" fo:text-align="start" style:justify-single-word="false" fo:orphans="2" fo:widows="2" fo:hyphenation-ladder-count="no-limit" fo:text-indent="-0.6cm" style:auto-text-indent="false" style:writing-mode="lr-tb"/>
      <style:text-properties fo:language="pt" fo:country="BR" fo:font-style="normal" officeooo:rsid="0036fe09" officeooo:paragraph-rsid="0036fe09" style:font-style-asian="normal" style:font-style-complex="normal" fo:hyphenate="false" fo:hyphenation-remain-char-count="2" fo:hyphenation-push-char-count="2"/>
    </style:style>
    <style:style style:name="P56" style:family="paragraph" style:parent-style-name="List_20_Paragraph" style:list-style-name="WWNum5">
      <style:paragraph-properties fo:margin-left="0.6cm" fo:margin-right="0cm" fo:margin-top="0cm" fo:margin-bottom="0.25cm" style:contextual-spacing="true" fo:text-align="start" style:justify-single-word="false" fo:orphans="2" fo:widows="2" fo:hyphenation-ladder-count="no-limit" fo:text-indent="-0.6cm" style:auto-text-indent="false" style:writing-mode="lr-tb"/>
      <style:text-properties fo:language="pt" fo:country="BR" officeooo:rsid="0036fe09" officeooo:paragraph-rsid="0036fe09" fo:hyphenate="false" fo:hyphenation-remain-char-count="2" fo:hyphenation-push-char-count="2"/>
    </style:style>
    <style:style style:name="P57" style:family="paragraph" style:parent-style-name="List_20_Paragraph" style:list-style-name="WWNum4" style:master-page-name="">
      <style:paragraph-properties fo:keep-together="always" fo:orphans="0" fo:widows="0" style:page-number="auto"/>
      <style:text-properties fo:language="pt" fo:country="BR" officeooo:rsid="00388fa6" officeooo:paragraph-rsid="00388fa6"/>
    </style:style>
    <style:style style:name="P58" style:family="paragraph" style:parent-style-name="Text_20_body" style:master-page-name="Standard">
      <style:paragraph-properties fo:text-align="center" style:justify-single-word="false" style:page-number="auto"/>
    </style:style>
    <style:style style:name="P59" style:family="paragraph" style:parent-style-name="Footnote" style:master-page-name="Converted2">
      <style:paragraph-properties style:page-number="auto"/>
      <style:text-properties fo:language="pt" fo:country="B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363e5b" style:font-size-asian="9pt" style:font-size-complex="9pt"/>
    </style:style>
    <style:style style:name="T3" style:family="text">
      <style:text-properties fo:font-size="9pt" officeooo:rsid="00320598" style:font-size-asian="9pt" style:font-size-complex="9pt"/>
    </style:style>
    <style:style style:name="T4" style:family="text">
      <style:text-properties fo:font-size="9pt" officeooo:rsid="0035e902" style:font-size-asian="9pt" style:font-size-complex="9pt"/>
    </style:style>
    <style:style style:name="T5" style:family="text">
      <style:text-properties fo:font-size="9pt" officeooo:rsid="005e9fb4" style:font-size-asian="9pt" style:font-size-complex="9pt"/>
    </style:style>
    <style:style style:name="T6" style:family="text">
      <style:text-properties fo:font-size="9pt" fo:language="pt" fo:country="BR" style:font-size-asian="9pt" style:font-size-complex="9pt"/>
    </style:style>
    <style:style style:name="T7" style:family="text">
      <style:text-properties fo:font-size="9pt" fo:language="pt" fo:country="BR" officeooo:rsid="002eb798" style:font-size-asian="9pt" style:font-size-complex="9pt"/>
    </style:style>
    <style:style style:name="T8" style:family="text">
      <style:text-properties fo:font-size="9pt" fo:language="pt" fo:country="BR" officeooo:rsid="003741b7" style:font-size-asian="9pt" style:font-size-complex="9pt"/>
    </style:style>
    <style:style style:name="T9" style:family="text">
      <style:text-properties fo:font-size="9pt" fo:language="pt" fo:country="BR" officeooo:rsid="00395226" style:font-size-asian="9pt" style:font-size-complex="9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eb798" style:font-style-asian="italic" style:font-style-complex="italic"/>
    </style:style>
    <style:style style:name="T12" style:family="text">
      <style:text-properties fo:font-style="italic" officeooo:rsid="00320598" style:font-style-asian="italic" style:font-style-complex="italic"/>
    </style:style>
    <style:style style:name="T13" style:family="text">
      <style:text-properties fo:font-style="italic" officeooo:rsid="00348482" style:font-style-asian="italic" style:font-style-complex="italic"/>
    </style:style>
    <style:style style:name="T14" style:family="text">
      <style:text-properties fo:font-style="italic" officeooo:rsid="0035e902" style:font-style-asian="italic" style:font-style-complex="italic"/>
    </style:style>
    <style:style style:name="T15" style:family="text">
      <style:text-properties fo:font-style="italic" officeooo:rsid="0036fe09" style:font-style-asian="italic" style:font-style-complex="italic"/>
    </style:style>
    <style:style style:name="T16" style:family="text">
      <style:text-properties fo:font-style="italic" officeooo:rsid="003741b7" style:font-style-asian="italic" style:font-style-complex="italic"/>
    </style:style>
    <style:style style:name="T17" style:family="text">
      <style:text-properties fo:font-style="italic" officeooo:rsid="002ddabf" style:font-style-asian="italic" style:font-style-complex="italic"/>
    </style:style>
    <style:style style:name="T18" style:family="text">
      <style:text-properties fo:font-style="italic" officeooo:rsid="003e698c" style:font-style-asian="italic" style:font-style-complex="italic"/>
    </style:style>
    <style:style style:name="T19" style:family="text">
      <style:text-properties fo:font-style="italic" officeooo:rsid="005657dc" style:font-style-asian="italic" style:font-style-complex="italic"/>
    </style:style>
    <style:style style:name="T20" style:family="text">
      <style:text-properties fo:font-style="italic" officeooo:rsid="00642511" style:font-style-asian="italic" style:font-style-complex="italic"/>
    </style:style>
    <style:style style:name="T21" style:family="text">
      <style:text-properties fo:font-style="italic" officeooo:rsid="00395226" style:font-style-asian="italic" style:font-style-complex="italic"/>
    </style:style>
    <style:style style:name="T22" style:family="text">
      <style:text-properties fo:font-style="italic" officeooo:rsid="00656d2d" style:font-style-asian="italic" style:font-style-complex="italic"/>
    </style:style>
    <style:style style:name="T23" style:family="text">
      <style:text-properties fo:font-style="italic" officeooo:rsid="00658f67" style:font-style-asian="italic" style:font-style-complex="italic"/>
    </style:style>
    <style:style style:name="T24" style:family="text">
      <style:text-properties fo:font-style="italic" officeooo:rsid="00724663" style:font-style-asian="italic" style:font-style-complex="italic"/>
    </style:style>
    <style:style style:name="T25" style:family="text">
      <style:text-properties fo:font-style="italic" officeooo:rsid="00348482" style:font-style-asian="italic" style:font-style-complex="normal"/>
    </style:style>
    <style:style style:name="T26" style:family="text">
      <style:text-properties officeooo:rsid="002d0e90"/>
    </style:style>
    <style:style style:name="T27" style:family="text">
      <style:text-properties fo:font-size="8pt" fo:language="pt" fo:country="BR" officeooo:rsid="002d0e90" style:font-size-asian="8pt" style:font-size-complex="8pt"/>
    </style:style>
    <style:style style:name="T28" style:family="text">
      <style:text-properties officeooo:rsid="002ddabf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2eb798" style:font-style-asian="normal" style:font-style-complex="normal"/>
    </style:style>
    <style:style style:name="T31" style:family="text">
      <style:text-properties fo:font-style="normal" officeooo:rsid="00320598" style:font-style-asian="normal" style:font-style-complex="normal"/>
    </style:style>
    <style:style style:name="T32" style:family="text">
      <style:text-properties fo:font-style="normal" officeooo:rsid="00348482" style:font-style-asian="normal" style:font-style-complex="normal"/>
    </style:style>
    <style:style style:name="T33" style:family="text">
      <style:text-properties fo:font-style="normal" officeooo:rsid="0035e902" style:font-style-asian="normal" style:font-style-complex="normal"/>
    </style:style>
    <style:style style:name="T34" style:family="text">
      <style:text-properties fo:font-style="normal" officeooo:rsid="0036fe09" style:font-style-asian="normal" style:font-style-complex="normal"/>
    </style:style>
    <style:style style:name="T35" style:family="text">
      <style:text-properties fo:font-style="normal" officeooo:rsid="003741b7" style:font-style-asian="normal" style:font-style-complex="normal"/>
    </style:style>
    <style:style style:name="T36" style:family="text">
      <style:text-properties fo:font-style="normal" officeooo:rsid="002ddabf" style:font-style-asian="normal" style:font-style-complex="normal"/>
    </style:style>
    <style:style style:name="T37" style:family="text">
      <style:text-properties fo:font-style="normal" officeooo:rsid="003e698c" style:font-style-asian="normal" style:font-style-complex="normal"/>
    </style:style>
    <style:style style:name="T38" style:family="text">
      <style:text-properties fo:font-style="normal" officeooo:rsid="003f5f0b" style:font-style-asian="normal" style:font-style-complex="normal"/>
    </style:style>
    <style:style style:name="T39" style:family="text">
      <style:text-properties fo:font-style="normal" officeooo:rsid="00404003" style:font-style-asian="normal" style:font-style-complex="normal"/>
    </style:style>
    <style:style style:name="T40" style:family="text">
      <style:text-properties fo:font-style="normal" officeooo:rsid="00514914" style:font-style-asian="normal" style:font-style-complex="normal"/>
    </style:style>
    <style:style style:name="T41" style:family="text">
      <style:text-properties fo:font-style="normal" officeooo:rsid="00529b56" style:font-style-asian="normal" style:font-style-complex="normal"/>
    </style:style>
    <style:style style:name="T42" style:family="text">
      <style:text-properties fo:font-style="normal" officeooo:rsid="005376c9" style:font-style-asian="normal" style:font-style-complex="normal"/>
    </style:style>
    <style:style style:name="T43" style:family="text">
      <style:text-properties fo:font-style="normal" officeooo:rsid="00553833" style:font-style-asian="normal" style:font-style-complex="normal"/>
    </style:style>
    <style:style style:name="T44" style:family="text">
      <style:text-properties fo:font-style="normal" officeooo:rsid="005657dc" style:font-style-asian="normal" style:font-style-complex="normal"/>
    </style:style>
    <style:style style:name="T45" style:family="text">
      <style:text-properties fo:font-style="normal" officeooo:rsid="00577922" style:font-style-asian="normal" style:font-style-complex="normal"/>
    </style:style>
    <style:style style:name="T46" style:family="text">
      <style:text-properties fo:font-style="normal" officeooo:rsid="0061de81" style:font-style-asian="normal" style:font-style-complex="normal"/>
    </style:style>
    <style:style style:name="T47" style:family="text">
      <style:text-properties fo:font-style="normal" officeooo:rsid="00656d2d" style:font-style-asian="normal" style:font-style-complex="normal"/>
    </style:style>
    <style:style style:name="T48" style:family="text">
      <style:text-properties fo:font-style="normal" officeooo:rsid="00658f67" style:font-style-asian="normal" style:font-style-complex="normal"/>
    </style:style>
    <style:style style:name="T49" style:family="text">
      <style:text-properties fo:font-style="normal" officeooo:rsid="006a4d2e" style:font-style-asian="normal" style:font-style-complex="normal"/>
    </style:style>
    <style:style style:name="T50" style:family="text">
      <style:text-properties fo:font-style="normal" officeooo:rsid="006aab63" style:font-style-asian="normal" style:font-style-complex="normal"/>
    </style:style>
    <style:style style:name="T51" style:family="text">
      <style:text-properties fo:font-style="normal" officeooo:rsid="0071cc51" style:font-style-asian="normal" style:font-style-complex="normal"/>
    </style:style>
    <style:style style:name="T52" style:family="text">
      <style:text-properties fo:font-style="normal" officeooo:rsid="00724663" style:font-style-asian="normal" style:font-style-complex="normal"/>
    </style:style>
    <style:style style:name="T53" style:family="text">
      <style:text-properties officeooo:rsid="002eb798"/>
    </style:style>
    <style:style style:name="T54" style:family="text">
      <style:text-properties officeooo:rsid="00320598"/>
    </style:style>
    <style:style style:name="T55" style:family="text">
      <style:text-properties officeooo:rsid="00348482"/>
    </style:style>
    <style:style style:name="T56" style:family="text">
      <style:text-properties officeooo:rsid="0035e902"/>
    </style:style>
    <style:style style:name="T57" style:family="text">
      <style:text-properties officeooo:rsid="003741b7"/>
    </style:style>
    <style:style style:name="T58" style:family="text">
      <style:text-properties officeooo:rsid="00395226"/>
    </style:style>
    <style:style style:name="T59" style:family="text">
      <style:text-properties officeooo:rsid="0039bb43"/>
    </style:style>
    <style:style style:name="T60" style:family="text">
      <style:text-properties style:font-name="Arial1" fo:font-size="12pt" fo:language="pt" fo:country="BR" style:font-size-asian="12pt" style:font-size-complex="12pt"/>
    </style:style>
    <style:style style:name="T61" style:family="text">
      <style:text-properties fo:font-size="10pt" fo:language="pt" fo:country="BR" style:font-size-asian="10pt" style:font-size-complex="10pt"/>
    </style:style>
    <style:style style:name="T62" style:family="text">
      <style:text-properties fo:font-size="10pt" fo:language="pt" fo:country="BR" officeooo:rsid="002d0e90" style:font-size-asian="10pt" style:font-size-complex="10pt"/>
    </style:style>
    <style:style style:name="T63" style:family="text">
      <style:text-properties fo:font-size="10pt" fo:language="pt" fo:country="BR" officeooo:rsid="0026f231" style:font-size-asian="10pt" style:font-size-complex="10pt"/>
    </style:style>
    <style:style style:name="T64" style:family="text">
      <style:text-properties fo:font-size="10pt" fo:language="pt" fo:country="BR" officeooo:rsid="003189cd" style:font-size-asian="10pt" style:font-size-complex="10pt"/>
    </style:style>
    <style:style style:name="T65" style:family="text">
      <style:text-properties officeooo:rsid="003c1dc1"/>
    </style:style>
    <style:style style:name="T66" style:family="text">
      <style:text-properties fo:language="pt" fo:country="BR"/>
    </style:style>
    <style:style style:name="T67" style:family="text">
      <style:text-properties fo:language="pt" fo:country="BR" officeooo:rsid="002d0e90"/>
    </style:style>
    <style:style style:name="T68" style:family="text">
      <style:text-properties style:font-name="Arial3" officeooo:rsid="0041b706"/>
    </style:style>
    <style:style style:name="T69" style:family="text">
      <style:text-properties style:font-name="Arial3" fo:font-style="normal" officeooo:rsid="00529b56" style:font-style-asian="normal" style:font-style-complex="normal"/>
    </style:style>
    <style:style style:name="T70" style:family="text">
      <style:text-properties style:font-name="Arial3" fo:font-style="italic" officeooo:rsid="0061de81" style:font-style-asian="italic" style:font-style-complex="italic"/>
    </style:style>
    <style:style style:name="T71" style:family="text">
      <style:text-properties style:font-name="Arial3" officeooo:rsid="0051518c"/>
    </style:style>
    <style:style style:name="T72" style:family="text">
      <style:text-properties style:font-name="Arial3" officeooo:rsid="006058a4"/>
    </style:style>
    <style:style style:name="T73" style:family="text">
      <style:text-properties style:font-name="Arial3" officeooo:rsid="0062fc5d"/>
    </style:style>
    <style:style style:name="T74" style:family="text">
      <style:text-properties style:font-name="Arial3" officeooo:rsid="00656d2d"/>
    </style:style>
    <style:style style:name="T75" style:family="text">
      <style:text-properties officeooo:rsid="00482679"/>
    </style:style>
    <style:style style:name="T76" style:family="text">
      <style:text-properties officeooo:rsid="0048f482"/>
    </style:style>
    <style:style style:name="T77" style:family="text">
      <style:text-properties officeooo:rsid="004b631b"/>
    </style:style>
    <style:style style:name="T78" style:family="text">
      <style:text-properties officeooo:rsid="0051518c"/>
    </style:style>
    <style:style style:name="T79" style:family="text">
      <style:text-properties officeooo:rsid="0051e51b"/>
    </style:style>
    <style:style style:name="T80" style:family="text">
      <style:text-properties officeooo:rsid="0051eddd"/>
    </style:style>
    <style:style style:name="T81" style:family="text">
      <style:text-properties officeooo:rsid="00553833"/>
    </style:style>
    <style:style style:name="T82" style:family="text">
      <style:text-properties officeooo:rsid="005657dc"/>
    </style:style>
    <style:style style:name="T83" style:family="text">
      <style:text-properties officeooo:rsid="00596c38"/>
    </style:style>
    <style:style style:name="T84" style:family="text">
      <style:text-properties officeooo:rsid="005b41ce"/>
    </style:style>
    <style:style style:name="T85" style:family="text">
      <style:text-properties officeooo:rsid="005f2353"/>
    </style:style>
    <style:style style:name="T86" style:family="text">
      <style:text-properties officeooo:rsid="006058a4"/>
    </style:style>
    <style:style style:name="T87" style:family="text">
      <style:text-properties officeooo:rsid="0061de81"/>
    </style:style>
    <style:style style:name="T88" style:family="text">
      <style:text-properties officeooo:rsid="00642511"/>
    </style:style>
    <style:style style:name="T89" style:family="text">
      <style:text-properties officeooo:rsid="00656d2d"/>
    </style:style>
    <style:style style:name="T90" style:family="text">
      <style:text-properties officeooo:rsid="00658f67"/>
    </style:style>
    <style:style style:name="T91" style:family="text">
      <style:text-properties officeooo:rsid="00663a13"/>
    </style:style>
    <style:style style:name="T92" style:family="text">
      <style:text-properties officeooo:rsid="0066b2f2"/>
    </style:style>
    <style:style style:name="T93" style:family="text">
      <style:text-properties officeooo:rsid="0068a21c"/>
    </style:style>
    <style:style style:name="T94" style:family="text">
      <style:text-properties officeooo:rsid="006ca90a"/>
    </style:style>
    <style:style style:name="T95" style:family="text">
      <style:text-properties officeooo:rsid="007b7989"/>
    </style:style>
    <style:style style:name="T96" style:family="text">
      <style:text-properties officeooo:rsid="007ce7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Book_20_Title"><text:span text:style-name="T60">Um Exemplo de Checklist para ScrumMasters</text:span></text:span></text:p>
      <text:p text:style-name="P20"><text:span text:style-name="T66">Michael James<text:line-break/>(</text:span><text:a xlink:type="simple" xlink:href="mailto:mj4scrum@gmail.com"><text:span text:style-name="T66">mj4scrum@gmail.com</text:span></text:a><text:span text:style-name="T66">)<text:line-break/></text:span><text:span text:style-name="T61">14 de Setembro de 2007<text:line-break/>(Revisado em 24 de Julho de 2012)</text:span><text:bookmark text:name="_GoBack"/><text:span text:style-name="T67"><text:line-break/></text:span><text:span text:style-name="T62">Traduzido em</text:span><text:span text:style-name="T63"> </text:span><text:span text:style-name="T62">19 de Outubro de 2015 por Julio Cesar Fausto </text:span><text:span text:style-name="T27"><text:line-break/></text:span><text:span text:style-name="T64">(</text:span><text:a xlink:type="simple" xlink:href="http://www.jcfausto.com/"><text:span text:style-name="T62">http://www.jcfausto.com/</text:span></text:a><text:span text:style-name="T62"> - </text:span><text:a xlink:type="simple" xlink:href="mailto:hello@jcfausto.com"><text:span text:style-name="T64">hello@jcfausto.com</text:span></text:a><text:span text:style-name="T64">)</text:span></text:p>
      <text:h text:style-name="P17" text:outline-level="1"><text:span text:style-name="T26">Um Facilitador em Tempo Integral</text:span>?</text:h>
      <text:p text:style-name="P5">Um <text:span text:style-name="T10">Scrum Master</text:span> ideal pode trabalhar com dois ou três times ao mesmo tempo. Se você está satisfeito em limitar o seu papel <text:span text:style-name="T65">à</text:span> organização de reuniões, garantir as fatias de tempo (<text:span text:style-name="T10">time-boxes</text:span>) e responder aos impedimentos que as pessoas explicitamente reportam, você conseguirá desempenhar este papel em um período de tempo parcial. O time provavelmente <text:span text:style-name="T75">excederá</text:span> a linha base, <text:span text:style-name="T65">a </text:span>expectativa pré-<text:span text:style-name="T10">Scrum</text:span> <text:span text:style-name="T65">da</text:span> organização, e provavelmente nada catastrófico <text:span text:style-name="T75">ocorrerá</text:span>.</text:p>
      <text:p text:style-name="P5"><text:span text:style-name="T76">Entretanto,</text:span> se você é capaz de imaginar um time satisfeito em realizar tarefas que ninguém antes acreditava ser capaz dentro do contexto de uma organização transformada, considere <text:span text:style-name="T65">tornar-se </text:span>um <text:span text:style-name="T10">grande</text:span> <text:span text:style-name="T10">Scrum Master</text:span>.</text:p>
      <text:p text:style-name="P5">Um grande Scrum Master <text:span text:style-name="T65">pode</text:span> trabalhar com um time por vez.</text:p>
      <text:p text:style-name="P5">Recomendamos um <text:span text:style-name="T10">Scrum Master</text:span> dedicado para cada time <text:span text:style-name="T77">de</text:span> aproximadamente sete pessoas, especialmente quando se está começando <text:span text:style-name="T92">um novo time.</text:span></text:p>
      <text:p text:style-name="P6">Se você não descobriu todo o trabalho a ser feito, <text:span text:style-name="T28">alinhe-se com o </text:span><text:span text:style-name="T17">Product Owner</text:span><text:span text:style-name="T28">, com as práticas de engenharia do seu time e com a organização fora do seu time. Enquanto não há uma receita padrão para todos, listei coisas típicas que tenho visto os </text:span><text:span text:style-name="T17">Scrum Masters</text:span><text:span text:style-name="T28"> não darem tanta atenção.</text:span></text:p>
      <text:p text:style-name="P7">Por favor, marque cada caixa com <text:s/>√, ∆, ?, ou N/A, conforme descrito na última página.</text:p>
      <text:h text:style-name="P17" text:outline-level="1">Parte I -- <text:span text:style-name="T28">Como Meu </text:span><text:span text:style-name="T17">Product Owner</text:span><text:span text:style-name="T28"> Esta Se Saindo</text:span>?</text:h>
      <text:p text:style-name="P8"><text:span text:style-name="T10">Scrum Masters</text:span> apoiam a melhoria da efetividade do <text:span text:style-name="T10">Product Owner</text:span> através <text:span text:style-name="T93">de suporte na</text:span> busca de maneiras para manter o <text:span text:style-name="T10">Backlog</text:span><text:span text:style-name="T29"> do produto e o plano de versão. (</text:span><text:span text:style-name="T28">Note que somente o </text:span><text:span text:style-name="T17">Product Owner</text:span><text:span text:style-name="T36"> pode priorizar o </text:span><text:span text:style-name="T17">Backlog</text:span><text:span text:style-name="T36">.)</text:span></text:p>
      <text:list xml:id="list8909143042933021385" text:style-name="WWNum7">
        <text:list-item>
          <text:p text:style-name="P29"><text:span text:style-name="T53">O </text:span><text:span text:style-name="T11">Backlog</text:span><text:span text:style-name="T30"> do produto está priorizado de acordo com </text:span><text:span text:style-name="T37">a última visão do/</text:span><text:span text:style-name="T49">da</text:span><text:span text:style-name="T37"> </text:span><text:span text:style-name="T18">Product Owner</text:span>?</text:p>
        </text:list-item>
        <text:list-item>
          <text:p text:style-name="P31">Todos os requisitos e desejos de todos os <text:span text:style-name="T10">Stakeholders</text:span><text:span text:style-name="T29"> estão registrados no </text:span><text:span text:style-name="T10">Backlog</text:span><text:span text:style-name="T29"> do produto? Lembre-se: O </text:span><text:span text:style-name="T10">Backlog</text:span><text:span text:style-name="T29"> é emergente.</text:span></text:p>
        </text:list-item>
        <text:list-item>
          <text:p text:style-name="P32">O <text:span text:style-name="T10">Backlog</text:span><text:span text:style-name="T29"> do produto possui um tamanho gerenciável? Para manter um número gerenciável de itens, mantenha as coisas </text:span><text:span text:style-name="T50">de</text:span><text:span text:style-name="T29"> </text:span><text:span text:style-name="T37">menor</text:span><text:span text:style-name="T29"> granularidade no topo </text:span><text:span text:style-name="T37">e </text:span><text:span text:style-name="T29">Épicos genéricos </text:span><text:span text:style-name="T37">no final</text:span><text:span text:style-name="T29"> do </text:span><text:span text:style-name="T10">Backlog</text:span><text:span text:style-name="T29">. É contraprodutivo analisar o </text:span><text:span text:style-name="T10">Backlog</text:span><text:span text:style-name="T29"> do produto muito além dos itens do topo. Os requisitos </text:span><text:span text:style-name="T40">mudarão </text:span><text:span text:style-name="T29">durante novas conversações entre a equipe de desenvolvimento do produto e os </text:span><text:span text:style-name="T10">Stakeholders/</text:span><text:span text:style-name="T29">clientes.</text:span></text:p>
        </text:list-item>
        <text:list-item>
          <text:p text:style-name="P31"><text:soft-page-break/>Algum requisito (especialmente aqueles mais próximos ao topo do <text:span text:style-name="T10">Backlog</text:span><text:span text:style-name="T29"> do produto) pode ser </text:span><text:span text:style-name="T39">melhor </text:span><text:span text:style-name="T29">expresso sob a forma de </text:span><text:span text:style-name="T38">uma </text:span><text:span text:style-name="T29">História de Usuário independente, negociável, valorada, estimável, pequena e testável</text:span><text:span text:style-name="T29"><text:note text:id="ftn1" text:note-class="footnote"><text:note-citation>1</text:note-citation><text:note-body><text:p text:style-name="Footnote"><text:span text:style-name="T6"><text:s/></text:span><text:a xlink:type="simple" xlink:href="http://xp123.com/articles/invest-in-good-stories-and-smart-tasks/"><text:span text:style-name="T7">http://xp123.com/articles/invest-in-good-stories-and-smart-tasks/</text:span></text:a></text:p></text:note-body></text:note></text:span><text:span text:style-name="T29">?</text:span></text:p>
        </text:list-item>
        <text:list-item>
          <text:p text:style-name="P30">Você instruiu o <text:span text:style-name="T10">Product Owner </text:span>sobre <text:span text:style-name="T94">o que é</text:span> débito técnico e como evitá-lo? Uma peça d<text:span text:style-name="T94">este</text:span> quebra-cabeças pode envolver a criação de testes automatizados e refatorações na direção do conceito de <text:span text:style-name="T71">“pronto”</text:span> para cada ite<text:span text:style-name="T78">m</text:span> do <text:span text:style-name="T10">Backlog</text:span>.</text:p>
        </text:list-item>
        <text:list-item>
          <text:p text:style-name="P33">O <text:span text:style-name="T10">Backlog</text:span><text:span text:style-name="T29"> é um </text:span><text:span text:style-name="T10">radiador de informação</text:span><text:span text:style-name="T29"> imediatamente visível para todos os </text:span><text:span text:style-name="T10">Stakeholders</text:span><text:span text:style-name="T29">?</text:span></text:p>
        </text:list-item>
        <text:list-item>
          <text:p text:style-name="P34">Se você estiver utilizando uma ferramenta automatizada para a gestão do <text:span text:style-name="T10">Backlog</text:span><text:span text:style-name="T29">, todos sabem facilmente como utilizá-la? Ferramentas automatizadas introduzem o perigo de tornarem-se </text:span><text:span text:style-name="T10">refrigeradores de informação</text:span><text:span text:style-name="T29"> caso não haja radiação ativa pelo </text:span><text:span text:style-name="T10">Scrum Master</text:span><text:span text:style-name="T29">.</text:span></text:p>
        </text:list-item>
        <text:list-item>
          <text:p text:style-name="P34">Você pode ajudar a radiar a informação <text:span text:style-name="T79">a todos</text:span> através de informações impressas?</text:p>
        </text:list-item>
        <text:list-item>
          <text:p text:style-name="P35">V<text:span text:style-name="T54">ocê pode ajudar a radiar a informação através da criação de gráficos grandes visíveis?</text:span></text:p>
        </text:list-item>
        <text:list-item>
          <text:p text:style-name="P35"><text:span text:style-name="T80">Você tem ajudado o seu </text:span><text:span text:style-name="T12">Product Owner</text:span><text:span text:style-name="T54"> a organizar os itens do </text:span><text:span text:style-name="T12">Backlog</text:span><text:span text:style-name="T31"> em grupos de prioridade ou versões?</text:span></text:p>
        </text:list-item>
        <text:list-item>
          <text:p text:style-name="P36">T<text:span text:style-name="T54">odo mundo sabe se o plano da versão ainda está dentro da realidade? Você deve tentar demonstrar gráficos de </text:span><text:span text:style-name="T12">Product/Release Burndown</text:span><text:span text:style-name="T12"><text:note text:id="ftn2" text:note-class="footnote"><text:note-citation>2</text:note-citation><text:note-body><text:p text:style-name="P24"><text:s/><text:span text:style-name="T3">Mike Cohn, Agile Estimation and Planning. (2005).</text:span></text:p></text:note-body></text:note></text:span><text:span text:style-name="T31"> </text:span><text:span text:style-name="T41">a todos</text:span><text:span text:style-name="T31"> logo após os itens serem dados como </text:span><text:span text:style-name="T69">“prontos”</text:span><text:span text:style-name="T31"> durante cada reunião de revisão de </text:span><text:span text:style-name="T12">Sprint</text:span><text:span text:style-name="T31">. Gráficos demonstram a taxa de itens prontos do </text:span><text:span text:style-name="T12">Backlog</text:span><text:span text:style-name="T31"> do produto e os novos </text:span><text:span text:style-name="T41">ite</text:span><text:span text:style-name="T51">n</text:span><text:span text:style-name="T41">s</text:span><text:span text:style-name="T31"> adicionados permitindo a descoberta antecipada de desvio de escopo/cronograma.</text:span></text:p>
        </text:list-item>
        <text:list-item>
          <text:p text:style-name="P37"><text:span text:style-name="T54">O </text:span><text:span text:style-name="T12">Product Owner</text:span><text:span text:style-name="T54"> ajustou o plano da versão após a última reunião de revisão da </text:span><text:span text:style-name="T12">Sprint</text:span><text:span text:style-name="T31">? </text:span><text:span text:style-name="T52">Uma</text:span><text:span text:style-name="T31"> minoria de </text:span><text:span text:style-name="T12">Product Owners, </text:span><text:span text:style-name="T24">aqueles</text:span><text:span text:style-name="T31"> que entregam produtos adequadamente testados n</text:span><text:span text:style-name="T42">o</text:span><text:span text:style-name="T31"> prazo, replanejam a versão a cada </text:span><text:span text:style-name="T12">Sprint</text:span><text:span text:style-name="T31">. Isto provavelmente </text:span><text:span text:style-name="T42">requererá</text:span><text:span text:style-name="T31"> adiar algum trabalho para versões futuras a medida que itens mais importantes vão sendo descobertos.</text:span></text:p>
        </text:list-item>
      </text:list>
      <text:h text:style-name="P17" text:outline-level="1">Parte II -- <text:span text:style-name="T55">Como Meu Time Está Se Saindo</text:span>?</text:h>
      <text:p text:style-name="P9">Embora você seja encorajado a liderar pelo exemplo através da colaboração com os <text:span text:style-name="T81">integrantes</text:span> do time durante seu trabalho, há um risco de que você <text:span text:style-name="T81">se envolva mais do que deve</text:span> em tarefas técnicas. Leve em conta suas principais responsabilidades para com o time.</text:p>
      <text:list xml:id="list6009411787886906906" text:style-name="WWNum5">
        <text:list-item>
          <text:p text:style-name="P38"><text:span text:style-name="T55">O seu time está no estado de </text:span><text:span text:style-name="T13">flow</text:span><text:span text:style-name="T32">? Algumas características deste estado</text:span><text:span text:style-name="T25"><text:note text:id="ftn3" text:note-class="footnote"><text:note-citation>3</text:note-citation><text:note-body><text:p text:style-name="P59"><text:s/><text:span text:style-name="T4">Mihaly Csikszentmihalyi, Flow : The Psychology of Optimal Experience (1990)</text:span></text:p></text:note-body></text:note></text:span><text:span text:style-name="T32">:</text:span></text:p>
        </text:list-item>
      </text:list>
      <text:list xml:id="list5903921334706323314" text:style-name="WWNum9">
        <text:list-item>
          <text:p text:style-name="P39">O<text:span text:style-name="T55">bjetivos claros (expectativas e regras são discerníveis e objetivos são alcançáveis, alinhamento apropriado com o conjunto de habilidades do time).</text:span></text:p>
        </text:list-item>
        <text:list-item>
          <text:p text:style-name="P40"><text:span text:style-name="T81">Concentração</text:span> e foco, um nível alto de concentração em um campo limitado de atenção.</text:p>
        </text:list-item>
        <text:list-item>
          <text:p text:style-name="P40">Perda do sentimento de <text:span text:style-name="T81">autoconsciência</text:span> resultado da combinação de ação com atenção.</text:p>
        </text:list-item>
        <text:list-item>
          <text:p text:style-name="P41">Feedback<text:span text:style-name="T29"> imediato e direto (sucessos e falhas no decorrer da</text:span><text:span text:style-name="T43">s</text:span><text:span text:style-name="T29"> atividade</text:span><text:span text:style-name="T43">s</text:span><text:span text:style-name="T29"> são aparentes de forma que comportamentos possam ser ajustados conforme necessário).</text:span></text:p>
        </text:list-item>
        <text:list-item>
          <text:p text:style-name="P42"><text:soft-page-break/>Equilíbrio entre o nível de habilidade e o desafio (a atividade não é muito <text:span text:style-name="T81">difícil</text:span> tampouco muito fácil).</text:p>
        </text:list-item>
        <text:list-item>
          <text:p text:style-name="P42">Senso de <text:span text:style-name="T81">controle</text:span> pessoal sobre a situação ou atividade.</text:p>
        </text:list-item>
        <text:list-item>
          <text:p text:style-name="P42">A atividade é <text:span text:style-name="T81">intrinsecamente</text:span> recompensante de modo que não <text:span text:style-name="T81">aparenta </text:span>requer muito esforço <text:span text:style-name="T81">por parte de quem está executando-a.</text:span></text:p>
        </text:list-item>
      </text:list>
      <text:list xml:id="list111106035178950" text:continue-list="list6009411787886906906" text:style-name="WWNum5">
        <text:list-item>
          <text:p text:style-name="P51">Os membros do time conhecem uns aos outros, realizam atividades em grupo e celebram os sucessos <text:span text:style-name="T82">uns</text:span> dos outros?</text:p>
        </text:list-item>
        <text:list-item>
          <text:p text:style-name="P51">Os membros do time permanecem focados em atingir altos padrões de qualidade e desafiam os demais a crescer?</text:p>
        </text:list-item>
        <text:list-item>
          <text:p text:style-name="P51">Há questões/oportunidades que o time não está discutindo por estarem desconfortáveis?<text:note text:id="ftn4" text:note-class="footnote"><text:note-citation>4</text:note-citation><text:note-body><text:p text:style-name="P24"><text:s/><text:span text:style-name="T4">Kerry Patterson, Crucial Conversations: Tools for Talking When Stakes are High (2002). </text:span><text:span text:style-name="T5">Considere também um facilitador profissional que pode transformar conversar desconfortáveis em confortáveis.</text:span><text:span text:style-name="T4"> </text:span></text:p></text:note-body></text:note></text:p>
        </text:list-item>
        <text:list-item>
          <text:p text:style-name="P51">Você tentou formatos e locais diferentes para as reuniões de retrospectiva de <text:span text:style-name="T10">Sprint</text:span>?<text:span text:style-name="T10"><text:note text:id="ftn5" text:note-class="footnote"><text:note-citation>5</text:note-citation><text:note-body><text:p text:style-name="P24"><text:s/><text:span text:style-name="T4">Derby/Larson Agile Retrospectives: Making Good Teams Great (2006).</text:span></text:p></text:note-body></text:note></text:span></text:p>
        </text:list-item>
        <text:list-item>
          <text:p text:style-name="P52">O <text:span text:style-name="T56">time mantém o foco nos objetivos da </text:span><text:span text:style-name="T14">Sprint</text:span><text:span text:style-name="T33">? </text:span><text:span text:style-name="T44">Talvez</text:span><text:span text:style-name="T33"> você deva conduzir uma reunião de verificação intermediária (</text:span><text:span text:style-name="T14">mid-Sprint</text:span><text:span text:style-name="T33">) para refinar os critérios de aceite dos itens do </text:span><text:span text:style-name="T14">Backlog</text:span><text:span text:style-name="T33"> do produto compromissados para a próxima </text:span><text:span text:style-name="T19">S</text:span><text:span text:style-name="T14">print</text:span><text:span text:style-name="T33">.</text:span></text:p>
        </text:list-item>
        <text:list-item>
          <text:p text:style-name="P53"><text:span text:style-name="T33">O </text:span><text:span text:style-name="T29">quadro de tarefas da </text:span><text:span text:style-name="T10">Sprint</text:span><text:span text:style-name="T29"> reflete realmente o que o time está fazendo? Cuidado com tarefas escondidas e tarefas maiores do que um dia de trabalho. Tarefas não relacionadas aos compromissos da </text:span><text:span text:style-name="T10">Sprint</text:span><text:span text:style-name="T29"> são impedimentos </text:span><text:span text:style-name="T44">a estes</text:span><text:span text:style-name="T29"> compromissos.</text:span></text:p>
        </text:list-item>
        <text:list-item>
          <text:p text:style-name="P54">O time tem de 3 a 9 pessoas com habilidades suficientes para construir um incremento de produto potencialmente entregável?</text:p>
        </text:list-item>
        <text:list-item>
          <text:p text:style-name="P54">O quadro de tarefas do time está atualizado?</text:p>
        </text:list-item>
        <text:list-item>
          <text:p text:style-name="P53"><text:span text:style-name="T29">Os artefatos do time autogerenciável (quadro de tarefas, gráfico de </text:span><text:span text:style-name="T15">Burndown</text:span><text:span text:style-name="T34"> da </text:span><text:span text:style-name="T15">Sprint</text:span><text:span text:style-name="T34">, impedimentos, listas, etc) estão </text:span><text:span text:style-name="T45">visíveis</text:span><text:span text:style-name="T34"> e são facilmente manipuláveis pelo time?</text:span></text:p>
        </text:list-item>
        <text:list-item>
          <text:p text:style-name="P55">Os artefatos acima estão protegidos adequadamente contra intrometidos? Excesso de <text:span text:style-name="T83">escrutínio</text:span> nas atividade<text:span text:style-name="T83">s</text:span> diárias por pessoas <text:span text:style-name="T83">de </text:span>fora do time pode impedir a <text:span text:style-name="T83">transparência</text:span> interna do time e a <text:span text:style-name="T83">autogestão.</text:span></text:p>
        </text:list-item>
        <text:list-item>
          <text:p text:style-name="P55">Os membros do time pega<text:span text:style-name="T83">m</text:span> as tarefas de forma voluntária?</text:p>
        </text:list-item>
        <text:list-item>
          <text:p text:style-name="P56"><text:span text:style-name="T29">A necessidade de pagamento de débito técnico está explícita sob a forma de itens de </text:span><text:span text:style-name="T10">Backlog</text:span><text:span text:style-name="T29">, fazendo gradualmente do código um local mais agradável para se trabalhar?</text:span></text:p>
        </text:list-item>
        <text:list-item>
          <text:p text:style-name="P55">Os membros do time estão deixando seus títulos na porta de entrada e se responsabilizando solidariamente com todo o trabalho com o qual o time se comprometeu (testes, documentação para o usuário final, etc)?</text:p>
        </text:list-item>
      </text:list>
      <text:h text:style-name="P17" text:outline-level="1"><text:soft-page-break/>Parte III -- <text:span text:style-name="T57">Como Estão As Práticas de Engenharia do Time</text:span>?</text:h>
      <text:list xml:id="list8210051362984823599" text:style-name="WWNum4">
        <text:list-item>
          <text:p text:style-name="P43">O sistema em desenvolvimento tem um botão “<text:span text:style-name="T84">a</text:span>perte para testar” que permite a qualquer um (mesmo de times diferentes) a convenientemente detectar quando uma falha de regressão foi introduzida (quebra de funcionalidade)? Tipicamente isto é atingido através da utilização de modelos <text:span text:style-name="T10">xUnit</text:span><text:span text:style-name="T29"> de testes (JUnit, NUnit, etc).</text:span></text:p>
        </text:list-item>
        <text:list-item>
          <text:p text:style-name="P43">Existe equilíbrio entre os testes automatizados <text:span text:style-name="T85">fim a fim</text:span> (testes funcionais) e testes unitários?</text:p>
        </text:list-item>
        <text:list-item>
          <text:p text:style-name="P45">O <text:span text:style-name="T57">time está escrevendo tanto testes de sistema quanto testes unitários na mesma linguagem em que o sistema está sendo desenvolvido? A colaboração não é incentivada por </text:span><text:span text:style-name="T16">Scripts</text:span><text:span text:style-name="T57"> proprietários ou ferramentas de (“captura e repetição”) que somente uma parte do time sabe como manter.</text:span></text:p>
        </text:list-item>
        <text:list-item>
          <text:p text:style-name="P43">O time descobriu a importância da <text:span text:style-name="T86">área</text:span> cinz<text:span text:style-name="T86">enta</text:span> entre os testes de sistema e testes unitários<text:note text:id="ftn6" text:note-class="footnote"><text:note-citation>6</text:note-citation><text:note-body><text:p text:style-name="Footnote"><text:span text:style-name="T6"><text:s/></text:span><text:a xlink:type="simple" xlink:href="http://blog.collab.net/agile/2007/03/07/junit-is-not-just-for-unit-testing-anymore/"><text:span text:style-name="T8">http://blog.collab.net/agile/2007/03/07/junit-is-not-just-for-unit-testing-anymore/</text:span></text:a><text:span text:style-name="T8"> </text:span></text:p></text:note-body></text:note>?</text:p>
        </text:list-item>
        <text:list-item>
          <text:p text:style-name="P44">Um servidor de integração contínua<text:note text:id="ftn7" text:note-class="footnote"><text:note-citation>7</text:note-citation><text:note-body><text:p text:style-name="Footnote"><text:span text:style-name="T6"><text:s/></text:span><text:a xlink:type="simple" xlink:href="http://www.martinfowler.com/articles/continuousIntegration.html/"><text:span text:style-name="T8">http://www.martinfowler.com/articles/continuousIntegration.html</text:span></text:a></text:p></text:note-body></text:note> <text:span text:style-name="T86">dispara</text:span> um <text:span text:style-name="T86">alerta</text:span> quando alguém causa uma falha de regressão? Há como reduzir este ciclo de informação de horas para minutos? (<text:span text:style-name="T72">“Construções diárias são para fracos.</text:span><text:span text:style-name="T73">” </text:span><text:span text:style-name="T86">– </text:span>Kent Beck).</text:p>
        </text:list-item>
        <text:list-item>
          <text:p text:style-name="P43">Todos os testes são integrados e rodam no servidor de integração continua?</text:p>
        </text:list-item>
        <text:list-item>
          <text:p text:style-name="P46">O<text:span text:style-name="T57">s integrantes do time descobriram a alegria em se fazer projeto continuo e constantes refatorações</text:span><text:span text:style-name="T57"><text:note text:id="ftn8" text:note-class="footnote"><text:note-citation>8</text:note-citation><text:note-body><text:p text:style-name="P25"><text:s/><text:span text:style-name="T57">Martin Fowler, Refactoring: Improving the Design of Existing Code (1999).</text:span></text:p></text:note-body></text:note></text:span><text:span text:style-name="T57"> como uma alternativa ao </text:span><text:span text:style-name="T70">“Big upfront design”</text:span><text:span text:style-name="T35">? A refatoração tem uma definição estrita : Mudar a estrutura interna sem mudar o comportamento externo. Refatoração deve ocorrer muitas vezes por hora, toda vez que houver um código duplicado, lógica condicional complexa (</text:span><text:span text:style-name="T46">visível</text:span><text:span text:style-name="T35"> em excessos de identação ou métodos longos), identificadores mal nomeados, excesso de acoplamento entre objetos, etc. Refatoração com confiança somente é possível com cobertura por testes automatizados. Negligenciar refatorações fará com que seja mais difícil modificar o produto no futuro, especialmente porque será </text:span><text:span text:style-name="T46">difícil</text:span><text:span text:style-name="T35"> encontrar bons desenvolvedores dispostos a trabalhar em código ruim.</text:span></text:p>
        </text:list-item>
        <text:list-item>
          <text:p text:style-name="P57">A definição de pronto para cada item do <text:span text:style-name="T10">Backlog</text:span><text:span text:style-name="T29"> inclui cobertura total por testes automatizados e refatorações? Aprender Desenvolvimento Guiado por Testes (TDD) aumenta a probabilidade de atingir esta condição.</text:span></text:p>
        </text:list-item>
        <text:list-item>
          <text:p text:style-name="P57">Os integrantes do time estão programando em pares na maior parte do tempo? Programação em par pode aumentar drasticamente a manutenção do código e reduzir as taxas de erro. Ele desafia os limites das pessoas e algumas vezes parece levar mais tempo (<text:span text:style-name="T95">quando</text:span> mensurado em linhas de código <text:span text:style-name="T95">em vez</text:span> de funcionalidade<text:span text:style-name="T87">s</text:span> <text:span text:style-name="T87">entregáveis</text:span>). Lidere pelo exemplo começando alguns dias da semana pareando com alguns integrantes do time. Alguns deles <text:span text:style-name="T87">preferirão</text:span> trabalhar desta forma.</text:p>
        </text:list-item>
      </text:list>
      <text:h text:style-name="P17" text:outline-level="1">Parte IV -- <text:span text:style-name="T58">Como A Empresa Está Indo</text:span>?</text:h>
      <text:list xml:id="list5984038495691054474" text:style-name="WWNum3">
        <text:list-item>
          <text:p text:style-name="P47">A comunicação entre times está ocorrendo em quantidade e forma apropriada<text:span text:style-name="T88">s</text:span>? <text:span text:style-name="T68">"</text:span><text:span text:style-name="T10">Scrum </text:span><text:span text:style-name="T20">of</text:span><text:span text:style-name="T10"> Scrums</text:span><text:span text:style-name="T68">"</text:span> é a única maneira de atingir isso, e não necessariamente a melhor.</text:p>
        </text:list-item>
        <text:list-item>
          <text:p text:style-name="P48"><text:soft-page-break/>Os times são indepen<text:span text:style-name="T88">den</text:span>tes o suficiente para produzir funcionalidades, mesmo que tenham que extrapolar algum<text:span text:style-name="T88">a</text:span>s fronteiras de arquitetura<text:note text:id="ftn9" text:note-class="footnote"><text:note-citation>9</text:note-citation><text:note-body><text:p text:style-name="Footnote"><text:span text:style-name="T6"><text:s/></text:span><text:a xlink:type="simple" xlink:href="http://FeatureTeamPrimer.org/"><text:span text:style-name="T9">http://FeatureTeamPrimer.org/</text:span></text:a><text:span text:style-name="T9"> </text:span></text:p></text:note-body></text:note>?</text:p>
        </text:list-item>
        <text:list-item>
          <text:p text:style-name="P50">O<text:span text:style-name="T58">s </text:span><text:span text:style-name="T21">Scrum Masters </text:span><text:span text:style-name="T58">estão encontrando-se uns com os outros e resolvendo a lista de impedimentos organizacionais?</text:span></text:p>
        </text:list-item>
        <text:list-item>
          <text:p text:style-name="P47">Os impedimentos organizacionais, quando apropriado, são colados na parede do escritório do gerente? O custo pode ser mensur<text:span text:style-name="T88">a</text:span>do em valor monetário, perda de tempo de mercado, perda de qualidade ou custo de oportunidade? (Cuidado, aprenda com os erros do Ken Schwaber: <text:span text:style-name="T88">“Um </text:span><text:span text:style-name="T20">Scrum Master</text:span><text:span text:style-name="T88"> morto é um </text:span><text:span text:style-name="T20">Scrum Master</text:span><text:span text:style-name="T88"> que não serve para nada”</text:span><text:span text:style-name="T68"> </text:span><text:note text:id="ftn10" text:note-class="footnote"><text:note-citation>10</text:note-citation><text:note-body><text:p text:style-name="P25"><text:s/><text:span text:style-name="T58">Ken Schwaber, Agile Project Management with Scrum (2004).</text:span></text:p></text:note-body></text:note>)</text:p>
        </text:list-item>
        <text:list-item>
          <text:p text:style-name="P49">A sua organização possui caminhos de carreira compatíveis com os objetivos coletivos dos seus times? Responda <text:span text:style-name="T74">“Não”</text:span> se há incentivos de carreira<text:note text:id="ftn11" text:note-class="footnote"><text:note-citation>11</text:note-citation><text:note-body><text:p text:style-name="P24"><text:s/><text:span text:style-name="T58">Alfie Kohn, Punished By Rewards: The Trouble With Gold Stars, Incentive Plans, A's, Praise, and other Bribes (1999).</text:span></text:p></text:note-body></text:note> para fazer programação ou trabalho de projeto as custas dos testes, testes automatizados ou documentação para o usuário.</text:p>
        </text:list-item>
        <text:list-item>
          <text:p text:style-name="P48">A sua organização é reconhecida pela mídia ou por órgãos de referência como um grande local para se trabalhar ou um líder em sua indústria?</text:p>
        </text:list-item>
        <text:list-item>
          <text:p text:style-name="P48">Você trabalha para criar uma <text:span text:style-name="T10">organização que aprende</text:span><text:span text:style-name="T29">?</text:span></text:p>
        </text:list-item>
      </text:list>
      <text:h text:style-name="P17" text:outline-level="1">C<text:span text:style-name="T59">onclusão</text:span></text:h>
      <text:p text:style-name="P10">Se você consegui marcar a maioria destes itens como realizados e você ainda tem tempo de sobra durante o dia, eu gostaria de conversar com você. </text:p>
      <text:p text:style-name="P10">Não há uma fórmula pronta para criação de engenhosidade humana. Este artigo lista alguns pontos que podem ou não ajudá-lo dentro do seu contexto. </text:p>
      <text:p text:style-name="P10">Assim que você entender o que precisa fazer para fazer a diferença, você poderá ficar com medo de fazer. Este é um sinal de que você está no caminho certo.</text:p>
      <text:p text:style-name="P4"/>
      <text:p text:style-name="P3"/>
      <text:p text:style-name="P18">Formulário de impedimento organizacional</text:p>
      <text:p text:style-name="P21"/>
      <text:p text:style-name="P21"><text:span text:style-name="T91">Problema aparente</text:span>:</text:p>
      <text:p text:style-name="P21"/>
      <text:p text:style-name="P21"><text:span text:style-name="T91">Causa raiz</text:span> (<text:span text:style-name="T91">utilize 5 vezes “por quê?”</text:span>):</text:p>
      <text:p text:style-name="P21"/>
      <text:p text:style-name="P21"><text:span text:style-name="T91">Impactos de negócio</text:span>:</text:p>
      <text:p text:style-name="P21"/>
      <text:p text:style-name="P21"><text:span text:style-name="T91">Impactos emocionais</text:span>:</text:p>
      <text:p text:style-name="P21"/>
      <text:p text:style-name="P21"><text:span text:style-name="T91">solicitação clara e realizável</text:span>:</text:p>
      <text:p text:style-name="P21"/>
      <text:p text:style-name="P21"/>
      <text:p text:style-name="P11">- - - - - - - - - - - - - - - - - - - - - - - - - - - - - - - - - - - - - - - - - - - - - - - - - - - - - - - - - - - - - - - - - - - - - - - - - </text:p>
      <text:p text:style-name="P26">Formulário de impedimento organizacional</text:p>
      <text:p text:style-name="P22"/>
      <text:p text:style-name="P22"><text:span text:style-name="T91">Problema aparente</text:span>:</text:p>
      <text:p text:style-name="P22"/>
      <text:p text:style-name="P22"><text:span text:style-name="T91">Causa raiz</text:span> (<text:span text:style-name="T91">utilize 5 vezes “por quê?”</text:span>):</text:p>
      <text:p text:style-name="P22"/>
      <text:p text:style-name="P22"><text:span text:style-name="T91">Impactos de negócio</text:span>:</text:p>
      <text:p text:style-name="P22"/>
      <text:p text:style-name="P22"><text:span text:style-name="T91">Impactos emocionais</text:span>:</text:p>
      <text:p text:style-name="P22"/>
      <text:p text:style-name="P22"><text:span text:style-name="T91">solicitação clara e realizável</text:span>:</text:p>
      <text:p text:style-name="P22"/>
      <text:p text:style-name="P19">Formulário de impedimento organizacional</text:p>
      <text:p text:style-name="P23"/>
      <text:p text:style-name="P23"><text:span text:style-name="T91">Problema aparente</text:span>:</text:p>
      <text:p text:style-name="P23"/>
      <text:p text:style-name="P23"><text:span text:style-name="T91">Causa raiz</text:span> (<text:span text:style-name="T91">utilize 5 vezes “por quê?”</text:span>):</text:p>
      <text:p text:style-name="P23"/>
      <text:p text:style-name="P23"><text:span text:style-name="T91">Impactos de negócio</text:span>:</text:p>
      <text:p text:style-name="P23"/>
      <text:p text:style-name="P23"><text:span text:style-name="T91">Impactos emocionais</text:span>:</text:p>
      <text:p text:style-name="P23"/>
      <text:p text:style-name="P23"><text:span text:style-name="T91">solicitação clara e realizável</text:span>:</text:p>
      <text:p text:style-name="P23"/>
      <text:p text:style-name="P23"/>
      <text:p text:style-name="P12">- - - - - - - - - - - - - - - - - - - - - - - - - - - - - - - - - - - - - - - - - - - - - - - - - - - - - - - - - - - - - - - - - - - - - - - - - </text:p>
      <text:p text:style-name="P27">Formulário de impedimento organizacional</text:p>
      <text:p text:style-name="P23"/>
      <text:p text:style-name="P23"><text:span text:style-name="T91">Problema aparente</text:span>:</text:p>
      <text:p text:style-name="P23"/>
      <text:p text:style-name="P23"><text:span text:style-name="T91">Causa raiz</text:span> (<text:span text:style-name="T91">utilize 5 vezes “por quê?”</text:span>):</text:p>
      <text:p text:style-name="P23"/>
      <text:p text:style-name="P23"><text:span text:style-name="T91">Impactos de negócio</text:span>:</text:p>
      <text:p text:style-name="P23"/>
      <text:p text:style-name="P23"><text:span text:style-name="T91">Impactos emocionais</text:span>:</text:p>
      <text:p text:style-name="P23"/>
      <text:p text:style-name="P23"><text:span text:style-name="T91">solicitação clara e realizável</text:span>:</text:p>
      <text:p text:style-name="P23"/>
      <text:p text:style-name="P19">Formulário de impedimento organizacional</text:p>
      <text:p text:style-name="P23"/>
      <text:p text:style-name="P23"><text:span text:style-name="T91">Problema aparente</text:span>:</text:p>
      <text:p text:style-name="P23"/>
      <text:p text:style-name="P23"><text:span text:style-name="T91">Causa raiz</text:span> (<text:span text:style-name="T91">utilize 5 vezes “por quê?”</text:span>) :</text:p>
      <text:p text:style-name="P23"/>
      <text:p text:style-name="P23"><text:span text:style-name="T91">Impactos de negócio</text:span>:</text:p>
      <text:p text:style-name="P23"/>
      <text:p text:style-name="P23"><text:span text:style-name="T91">Impactos emocionais</text:span>:</text:p>
      <text:p text:style-name="P23"/>
      <text:p text:style-name="P23"><text:span text:style-name="T91">solicitação clara e realizável</text:span>:</text:p>
      <text:p text:style-name="P23"/>
      <text:p text:style-name="P23"/>
      <text:p text:style-name="P12">- - - - - - - - - - - - - - - - - - - - - - - - - - - - - - - - - - - - - - - - - - - - - - - - - - - - - - - - - - - - - - - - - - - - - - - - - </text:p>
      <text:p text:style-name="P27">Formulário de impedimento organizacional</text:p>
      <text:p text:style-name="P23"/>
      <text:p text:style-name="P23"><text:span text:style-name="T91">Problema aparente</text:span>:</text:p>
      <text:p text:style-name="P23"/>
      <text:p text:style-name="P23"><text:span text:style-name="T91">Causa raiz</text:span> (<text:span text:style-name="T91">utilize 5 vezes “por quê?”</text:span>):</text:p>
      <text:p text:style-name="P23"/>
      <text:p text:style-name="P23"><text:span text:style-name="T91">Impactos de negócio</text:span>:</text:p>
      <text:p text:style-name="P23"/>
      <text:p text:style-name="P23"><text:span text:style-name="T91">Impactos emocionais</text:span>:</text:p>
      <text:p text:style-name="P23"/>
      <text:p text:style-name="P23"><text:span text:style-name="T91">solicitação clara e realizável</text:span>:</text:p>
      <text:h text:style-name="P28" text:outline-level="1">INSTRUÇÕES</text:h>
      <text:p text:style-name="P13"/>
      <text:p text:style-name="P13"><text:span text:style-name="T89">Se você recebeu esta lista de checagem como uma tarefa de treinamento e o seu empregador atual (ou o mais recente) estava tentando algo como </text:span><text:span text:style-name="T22">Scrum</text:span><text:span text:style-name="T47">, por favor aplique isto em relação ao que você viu lá. Marque cada item com uma das seguintes opções</text:span>:</text:p>
      <text:p text:style-name="P16">√<text:tab/>(<text:span text:style-name="T89">para “Fazendo bem”</text:span>)</text:p>
      <text:p text:style-name="P16">∆<text:tab/>(<text:span text:style-name="T89">para “Pode ser melhorado e eu já sei por onde começar”</text:span>)</text:p>
      <text:p text:style-name="P16">?<text:tab/>(<text:span text:style-name="T89">para “Pode ser melhorado, mas como?”</text:span>)</text:p>
      <text:p text:style-name="P16">N/A<text:tab/>(<text:span text:style-name="T89">para “Não se aplica” ou “Não trará benefícios”</text:span>)</text:p>
      <text:p text:style-name="P13"><text:span text:style-name="T90">Ou se o seu empregador atual (ou o mais recente) não tentou ainda algo como </text:span><text:span text:style-name="T23">Scrum,</text:span><text:span text:style-name="T48"> marque cada item com uma das seguintes opções</text:span>:</text:p>
      <text:p text:style-name="P16">√<text:tab/>(<text:span text:style-name="T90">para “Fazendo bem” ou “Será fácil fazer bem”</text:span>)</text:p>
      <text:p text:style-name="P16">∆<text:tab/>(<text:span text:style-name="T90">para “Será um desafio e eu sei como começar”</text:span>)</text:p>
      <text:p text:style-name="P16">?<text:tab/>(<text:span text:style-name="T90">para “Será um desafio e eu não sei por onde começar”</text:span>)</text:p>
      <text:p text:style-name="P16">N/A<text:tab/>(<text:span text:style-name="T90">para “Não se aplica” ou “Não trará benefícios”</text:span>)</text:p>
      <text:p text:style-name="P15"/>
      <text:p text:style-name="P15">Quanto todos os itens estiverem marcados, descreva de 2 a 6 impedimentos organizacionais nos formulários de impedimento organizacional em anexo, sejam eles não derivados dest<text:span text:style-name="T96">a lista de checagem</text:span>. Escolha impedimentos que você tem pelo menos 1% de esperança de vê-los mudando.</text:p>
      <text:p text:style-name="P13"/>
      <text:p text:style-name="P1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rial3" svg:font-family="Arial" style:font-family-generic="swiss"/>
    <style:font-face style:name="FreeSans1" svg:font-family="FreeSans" style:font-family-generic="swiss"/>
    <style:font-face style:name="MS Gothic" svg:font-family="'MS Gothic'" style:font-family-generic="swiss"/>
    <style:font-face style:name="Arial2" svg:font-family="Arial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5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5cm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5cm" fo:margin-bottom="0.199cm" style:contextual-spacing="false" fo:keep-together="always" fo:keep-with-next="always"/>
      <style:text-properties fo:color="#000000" fo:font-size="14pt" fo:font-weight="bold" style:font-size-asian="14pt" style:font-weight-asian="bold" style:font-name-complex="Arial5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default-outline-level="2" style:list-style-name="" style:class="text"/>
    <style:style style:name="Heading_20_3" style:display-name="Heading 3" style:family="paragraph" style:parent-style-name="Heading" style:default-outline-level="3" style:list-style-name="" style:class="text"/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style:contextual-spacing="false" fo:text-align="center" style:justify-single-word="false"/>
      <style:text-properties fo:color="#000000" fo:letter-spacing="0.026cm" style:font-name-complex="Arial5" style:font-family-complex="Arial" style:font-family-generic-complex="system" style:font-pitch-complex="variable" style:font-size-complex="12pt" style:font-style-complex="italic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5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stacle" style:family="paragraph" style:parent-style-name="Standard" style:default-outline-level="">
      <style:text-properties fo:font-variant="small-caps"/>
    </style:style>
    <style:style style:name="footnote_20_text" style:display-name="footnote text" style:family="paragraph" style:parent-style-name="Standard" style:default-outline-level="">
      <style:paragraph-properties fo:margin-top="0cm" fo:margin-bottom="0cm" style:contextual-spacing="false" fo:line-height="100%"/>
      <style:text-properties fo:font-size="9pt" style:font-size-asian="9pt" style:font-size-complex="10pt"/>
    </style:style>
    <style:style style:name="Footnote" style:family="paragraph" style:parent-style-name="Standard" style:class="extra"/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style:font-name="Arial" fo:font-family="Arial" style:font-family-generic="roman" style:font-pitch="variable" fo:font-size="14pt" fo:letter-spacing="0.009cm" fo:font-weight="bold" style:font-size-asian="14pt" style:font-weight-asian="bold" style:font-name-complex="Arial5" style:font-family-complex="Arial" style:font-family-generic-complex="system" style:font-pitch-complex="variable" style:font-weight-complex="bold"/>
    </style:style>
    <style:style style:name="Sous-titre_20_Car" style:display-name="Sous-titre Car" style:family="text" style:parent-style-name="Default_20_Paragraph_20_Font">
      <style:text-properties fo:color="#000000" style:font-name="Arial" fo:font-family="Arial" style:font-family-generic="roman" style:font-pitch="variable" fo:letter-spacing="0.026cm" style:font-name-complex="Arial5" style:font-family-complex="Arial" style:font-family-generic-complex="system" style:font-pitch-complex="variable" style:font-size-complex="12pt" style:font-style-complex="italic"/>
    </style:style>
    <style:style style:name="Titre_20_1_20_Car" style:display-name="Titre 1 Car" style:family="text" style:parent-style-name="Default_20_Paragraph_20_Font">
      <style:text-properties fo:color="#000000" style:font-name="Arial" fo:font-family="Arial" style:font-family-generic="roman" style:font-pitch="variable" fo:font-size="14pt" fo:font-weight="bold" style:font-size-asian="14pt" style:font-weight-asian="bold" style:font-name-complex="Arial5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Arial2" fo:font-family="Arial" style:font-family-generic="modern" style:font-pitch="fixed" fo:font-size="20pt" style:font-name-asian="Liberation Mono" style:font-family-asian="'Liberation Mono'" style:font-family-generic-asian="modern" style:font-pitch-asian="fixed" style:font-size-asian="20pt" style:font-name-complex="Liberation Mono" style:font-family-complex="'Liberation Mono'" style:font-family-generic-complex="modern" style:font-pitch-complex="fixed" style:font-size-complex="20pt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Obstacle_20_Car" style:display-name="Obstacle Car" style:family="text" style:parent-style-name="Default_20_Paragraph_20_Font">
      <style:text-properties fo:font-variant="small-caps" style:font-name="Arial" fo:font-family="Arial" style:font-family-generic="roman" style:font-pitch="variable" fo:font-size="10pt" style:font-size-asian="10pt"/>
    </style:style>
    <style:style style:name="Note_20_de_20_bas_20_de_20_page_20_Car" style:display-name="Note de bas de page Car" style:family="text" style:parent-style-name="Default_20_Paragraph_20_Font">
      <style:text-properties style:font-name="Arial" fo:font-family="Arial" style:font-family-generic="roman" style:font-pitch="variable" fo:font-size="9pt" style:font-size-asian="9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2pt" style:font-name-asian="MS Gothic1" style:font-family-asian="'MS Gothic'" style:font-family-generic-asian="system" style:font-pitch-asian="variable" style:font-size-asian="12pt" style:font-size-complex="12pt"/>
    </style:style>
    <style:style style:name="ListLabel_20_3" style:display-name="ListLabel 3" style:family="text">
      <style:text-properties style:font-name-asian="Droid Sans Fallback" style:font-family-asian="'Droid Sans Fallback'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☐" text:bullet-char="☐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MS Gothic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☐" text:bullet-char="☐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MS Gothic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☐" text:bullet-char="☐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MS Gothic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6">
      <text:list-level-style-bullet text:level="1" text:style-name="ListLabel_20_2" style:num-suffix="☐" text:bullet-char="☐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MS Gothic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4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☐" text:bullet-char="☐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MS Gothic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☐" text:bullet-char="☐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MS Gothic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4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style style:name="MP2" style:family="paragraph" style:parent-style-name="Footer">
      <style:text-properties fo:language="pt" fo:country="BR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officeooo:rsid="00363e5b" style:font-size-asian="9pt" style:font-size-complex="9pt"/>
    </style:style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pyright © 2007-2012 Michael James. </text:span><text:span text:style-name="MT2">Todos os Direitos Reservados.</text:span></text:p>
      </style:footer>
    </style:master-page>
    <style:master-page style:name="Converted1" style:page-layout-name="Mpm2">
      <style:footer>
        <text:p text:style-name="MP2"/>
      </style:footer>
    </style:master-page>
    <style:master-page style:name="Converted2" style:page-layout-name="Mpm2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5-08-19T16:11:42.917995479</meta:creation-date>
    <dc:language>fr-FR</dc:language>
    <meta:editing-duration>P0D</meta:editing-duration>
    <meta:generator>LibreOffice/4.1.3.2$Windows_x86 LibreOffice_project/70feb7d99726f064edab4605a8ab840c50ec57a</meta:generator>
    <dc:title>Um Exemplo de Checklist para ScrumMasters</dc:title>
    <meta:keyword>Scrum</meta:keyword>
    <meta:keyword>Agile</meta:keyword>
    <meta:keyword>ScrumMaster</meta:keyword>
    <meta:print-date>2015-10-20T15:26:29.861000000</meta:print-date>
    <meta:document-statistic meta:table-count="0" meta:image-count="0" meta:object-count="0" meta:page-count="9" meta:paragraph-count="131" meta:word-count="2476" meta:character-count="14904" meta:non-whitespace-character-count="12586"/>
    <meta:template xlink:type="simple" xlink:actuate="onRequest" xlink:title="Normal.dotm" xlink:href=""/>
  </office:meta>
</office:document-meta>
</file>